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bg" fo:country="BG"/>
    </style:style>
    <style:style style:name="P3" style:family="paragraph" style:parent-style-name="normal" style:master-page-name="Standard">
      <style:paragraph-properties style:page-number="auto"/>
    </style:style>
    <style:style style:name="P4" style:family="paragraph" style:parent-style-name="normal" style:list-style-name="WWNum1">
      <style:paragraph-properties fo:margin-left="0cm" fo:margin-right="0cm" fo:text-indent="-0.635cm" style:auto-text-indent="false"/>
    </style:style>
    <style:style style:name="P5" style:family="paragraph" style:parent-style-name="Title">
      <style:paragraph-properties fo:text-align="center" style:justify-single-word="false"/>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color="#4f81bd" style:font-name="Cambria" fo:font-size="13pt" fo:font-weight="bold" style:font-name-asian="Cambria1" style:font-size-asian="13pt" style:font-weight-asian="bold" style:font-name-complex="Cambria1"/>
    </style:style>
    <style:style style:name="T5"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Имена: </text:span>Борис Дишов</text:p>
      <text:p text:style-name="normal"><text:span text:style-name="T1">Дата: 12 / 07 / 2016<text:tab/><text:tab/><text:tab/><text:tab/>Предмет: Програмиране с Андроид<text:tab/></text:span></text:p>
      <text:p text:style-name="normal"><text:span text:style-name="T1">Имейл: </text:span><text:a xlink:type="simple" xlink:href="file:///E:/Boris/Matcher/boris.c.dishov@gmail.com" text:style-name="Internet_20_link" text:visited-style-name="Visited_20_Internet_20_Link"><text:span text:style-name="T3">boris.c.dishov@gmail.com</text:span></text:a><text:span text:style-name="T1"><text:tab/></text:span></text:p>
      <text:p text:style-name="normal"><text:span text:style-name="T1">GitHub: https://github.com/BorisDishov/Matcher</text:span></text:p>
      <text:p text:style-name="normal"/>
      <text:p text:style-name="P5">Приложение „M<text:span text:style-name="T2">atcher”</text:span></text:p>
      <text:p text:style-name="normal"/>
      <text:p text:style-name="normal"><text:span text:style-name="T4">1. Условие</text:span></text:p>
      <text:p text:style-name="P2">Приложение, което е игра тип „<text:span text:style-name="T2">match – 3” (</text:span>не е самобръсначка), целта на която е да се премахнат всички блокчета, като последователно се премахват едноцветни групи от блокчета.</text:p>
      <text:p text:style-name="normal"/>
      <text:p text:style-name="normal"><text:span text:style-name="T4">2. Въведение</text:span></text:p>
      <text:p text:style-name="normal">Приложението е реализирано на <text:span text:style-name="T2">Android.</text:span></text:p>
      <text:p text:style-name="normal"/>
      <text:p text:style-name="normal"><text:span text:style-name="T4">3. Теория</text:span></text:p>
      <text:p text:style-name="normal">При започването на нова игра се генерират 36 блокчета, във случаен цвят (един от четири възможни), като играта приключва след изчистването на всички блокчета или когато няма повече възможни ходове. След това играчът, ако иска, може да запази своя резултат.</text:p>
      <text:p text:style-name="normal"/>
      <text:p text:style-name="normal"><text:span text:style-name="T4">4. Използвани технологии</text:span></text:p>
      <text:p text:style-name="normal">Приложението е направено на платформата <text:span text:style-name="T2">Android Studio</text:span>.</text:p>
      <text:p text:style-name="normal"/>
      <text:p text:style-name="normal"><text:span text:style-name="T4">5. Инсталация и настройки</text:span></text:p>
      <text:p text:style-name="normal">Нужно е проложението да бъде инсталирано. Не са нужни допълнителни настройки.</text:p>
      <text:p text:style-name="normal"/>
      <text:p text:style-name="normal"><text:span text:style-name="T4">6. Кратко ръководство на потребителя</text:span></text:p>
      <text:p text:style-name="normal">Стартирайте приложението. На екрана ще видите 3 бутона. 2 от тях ще ви покажат 2 различни класации, а най-горният бутон „<text:span text:style-name="T2">play” </text:span><text:span text:style-name="T5">ще ви зареди нова игра. След приключване на играта имате възможност да запазите резултата си, и той да се покаже в класациите.</text:span></text:p>
      <text:p text:style-name="normal"/>
      <text:p text:style-name="normal"><text:span text:style-name="T4">7. Примерни данни</text:span></text:p>
      <text:p text:style-name="normal">Няма такива.</text:p>
      <text:p text:style-name="normal"/>
      <text:p text:style-name="normal"><text:span text:style-name="T4">8. Описание на програмния код</text:span></text:p>
      <text:p text:style-name="P2">По-важни класове:</text:p>
      <text:p text:style-name="P2"/>
      <text:p text:style-name="P1">GameHelper – <text:span text:style-name="T5">отговаря за логиката на самата игра, дали даден ход е възможен, дали има възможен ход, за преместването на блокчетата и т.н.</text:span></text:p>
      <text:p text:style-name="P1">DatabaseHelper, SQLHelper, SQLUtils – <text:span text:style-name="T5">отговарят за записването на информация в базата данни и за четенето на такава от нея.</text:span></text:p>
      <text:p text:style-name="P1"><text:span text:style-name="T5"/></text:p>
      <text:p text:style-name="P2">По-важни методи:</text:p>
      <text:p text:style-name="P2"/>
      <text:p text:style-name="P1">createNewGame – <text:span text:style-name="T5">създава нова игра, като всяко от 36-те кубчета получава случаен цвят(един от четири възможни)</text:span></text:p>
      <text:p text:style-name="P1">adjustBlocks –<text:span text:style-name="T5"> подрежда блокчетата (падат надолу, или се предвижват настрани), след премахване на група от блокчета.</text:span></text:p>
      <text:p text:style-name="P1">RemoveConnectedBlocks –<text:span text:style-name="T5"> премахва група от блокчета, ако съответната група може да се премахне (т.е. Има 2 или повече едноцветни блокчета)</text:span></text:p>
      <text:p text:style-name="P1">readUsersFromDatabase, writeRecord –<text:span text:style-name="T5"> съответно чете и записва информация от базата данни.</text:span></text:p>
      <text:p text:style-name="P1"><text:span text:style-name="T5"/></text:p>
      <text:p text:style-name="P1"><text:soft-page-break/><text:span text:style-name="T5"/></text:p>
      <text:p text:style-name="normal"/>
      <text:p text:style-name="normal"><text:span text:style-name="T4">9. Приноси на курсиста, ограничения и възможности за бъдещо разширение</text:span></text:p>
      <text:p text:style-name="normal">Програмата може да се подобри, като се подобри визуалната част на приложението, добавят се нови типове на игра и функционалности. Може да се качи в <text:span text:style-name="T2">Google App Store.</text:span></text:p>
      <text:p text:style-name="P1"/>
      <text:p text:style-name="normal"><text:span text:style-name="T4">10. Използвани източници</text:span></text:p>
      <text:list xml:id="list3567617848950025708" text:style-name="WWNum1">
        <text:list-item>
          <text:p text:style-name="P4"><text:a xlink:type="simple" xlink:href="https://stackoverflow.com" text:style-name="Internet_20_link" text:visited-style-name="Visited_20_Internet_20_Link"><text:span text:style-name="T2">https://stackoverflow.com</text:span></text:a></text:p>
        </text:list-item>
      </text:list>
      <text:p text:style-name="normal"><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S-PC </meta:initial-creator>
    <meta:creation-date>2016-07-12T16:03:19.08</meta:creation-date>
    <meta:document-statistic meta:table-count="0" meta:image-count="0" meta:object-count="0" meta:page-count="2" meta:paragraph-count="33" meta:word-count="333" meta:character-count="2230"/>
    <dc:date>2016-07-12T16:35:27.67</dc:date>
    <dc:creator>VS-PC </dc:creator>
    <meta:editing-duration>PT1M16S</meta:editing-duration>
    <meta:editing-cycles>1</meta:editing-cycles>
    <meta:generator>OpenOffice/4.1.1$Win32 OpenOffice.org_project/411m6$Build-9775</meta:generator>
  </office:meta>
</office:document-meta>
</file>